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28353d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28353d"/>
    </style:style>
    <style:style style:name="P4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5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29e4d3" style:font-size-asian="6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FreeSans1" fo:font-size="12pt" officeooo:rsid="00242258" officeooo:paragraph-rsid="00242258" style:font-size-asian="12pt" style:font-size-complex="12pt"/>
    </style:style>
    <style:style style:name="P8" style:family="paragraph" style:parent-style-name="Standard">
      <style:paragraph-properties fo:line-height="4.2cm" fo:text-align="end" style:justify-single-word="false"/>
      <style:text-properties style:font-name="FreeSans1" officeooo:rsid="0015d803" officeooo:paragraph-rsid="0026f66f"/>
    </style:style>
    <style:style style:name="P9" style:family="paragraph" style:parent-style-name="Standard">
      <style:paragraph-properties fo:line-height="1.75cm" fo:text-align="start" style:justify-single-word="false"/>
      <style:text-properties style:font-name="FreeSans1" officeooo:rsid="0015d803" officeooo:paragraph-rsid="0026f66f"/>
    </style:style>
    <style:style style:name="P10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text-properties style:font-name="BetecknaLowerCase1" fo:font-size="96pt" style:font-size-asian="96pt" style:font-size-complex="96pt"/>
    </style:style>
    <style:style style:name="P17" style:family="paragraph">
      <style:text-properties style:font-name="FreeSans1" fo:font-size="72pt" style:font-size-asian="72pt" style:font-size-complex="7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officeooo:rsid="001a7abf" style:font-name-asian="Droid Sans Fallback" style:font-name-complex="FreeSans2"/>
    </style:style>
    <style:style style:name="T6" style:family="text">
      <style:text-properties officeooo:rsid="00292cf2" style:font-name-asian="Droid Sans Fallback" style:font-name-complex="FreeSans2"/>
    </style:style>
    <style:style style:name="T7" style:family="text">
      <style:text-properties fo:font-size="48pt" officeooo:rsid="0026f66f" style:font-size-asian="48pt" style:font-size-complex="48pt"/>
    </style:style>
    <style:style style:name="T8" style:family="text">
      <style:text-properties officeooo:rsid="0026650c"/>
    </style:style>
    <style:style style:name="T9" style:family="text">
      <style:text-properties officeooo:rsid="0026f66f"/>
    </style:style>
    <style:style style:name="T10" style:family="text">
      <style:text-properties fo:font-size="3pt" officeooo:rsid="0026f66f" style:font-size-asian="3pt" style:font-size-complex="3pt"/>
    </style:style>
    <style:style style:name="T11" style:family="text">
      <style:text-properties officeooo:rsid="00292cf2"/>
    </style:style>
    <style:style style:name="T12" style:family="text">
      <style:text-properties officeooo:rsid="001f5956"/>
    </style:style>
    <style:style style:name="T13" style:family="text">
      <style:text-properties style:font-name="FreeSans1"/>
    </style:style>
    <style:style style:name="T14" style:family="text">
      <style:text-properties style:font-name="BetecknaLowerCase1" fo:font-size="96pt" style:font-size-asian="96pt" style:font-size-complex="96pt"/>
    </style:style>
    <style:style style:name="T15" style:family="text">
      <style:text-properties style:font-name="FreeSans1" fo:font-size="72pt" style:font-size-asian="72pt" style:font-size-complex="7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0.237cm" svg:height="0.579cm" svg:x="5.151cm" svg:y="4.939cm">
        <draw:text-box>
          <text:p><text:span text:style-name="T13">2</text:span></text:p>
        </draw:text-box>
      </draw:frame>
      <draw:frame text:anchor-type="page" text:anchor-page-number="1" draw:z-index="1" draw:style-name="gr1" draw:text-style-name="P13" svg:width="0.237cm" svg:height="0.579cm" svg:x="2.872cm" svg:y="3.891cm">
        <draw:text-box>
          <text:p><text:span text:style-name="T13">1</text:span></text:p>
        </draw:text-box>
      </draw:frame>
      <draw:path text:anchor-type="page" text:anchor-page-number="1" draw:z-index="2" draw:style-name="gr2" draw:text-style-name="P14" svg:width="2.019cm" svg:height="1.813cm" draw:transform="rotate (-2.07188035504247) translate (5.15958936963368cm 4.76950169384091cm)" svg:viewBox="0 0 2020 1814" svg:d="M148 1048c280 1415 2660 711 1603-822-464-591-1492 151-1751 255">
        <text:p/>
      </draw:path>
      <draw:rect text:anchor-type="page" text:anchor-page-number="1" draw:z-index="3" draw:style-name="gr3" draw:text-style-name="P15" svg:width="0.525cm" svg:height="0.622cm" svg:x="4.12cm" svg:y="5.45cm">
        <text:p/>
      </draw:rect>
      <draw:line text:anchor-type="page" text:anchor-page-number="1" draw:z-index="4" draw:style-name="gr4" draw:text-style-name="P14" svg:x1="4.911cm" svg:y1="4.54cm" svg:x2="4.923cm" svg:y2="6.16cm">
        <text:p/>
      </draw:line>
      <draw:frame text:anchor-type="page" text:anchor-page-number="1" draw:z-index="5" draw:style-name="gr5" draw:text-style-name="P16" svg:width="3.684cm" svg:height="6.111cm" svg:x="2.039cm" svg:y="1.579cm">
        <draw:text-box>
          <text:p><text:span text:style-name="T14">ä</text:span></text:p>
        </draw:text-box>
      </draw:frame>
      <draw:frame text:anchor-type="page" text:anchor-page-number="1" draw:z-index="6" draw:style-name="gr5" draw:text-style-name="P17" svg:width="3.384cm" svg:height="4.8cm" svg:x="5.459cm" svg:y="2.653cm">
        <draw:text-box>
          <text:p><text:span text:style-name="T15">ä</text:span></text:p>
        </draw:text-box>
      </draw:frame>
      <draw:path text:anchor-type="page" text:anchor-page-number="1" draw:z-index="7" draw:style-name="gr2" draw:text-style-name="P15" svg:width="0.461cm" svg:height="0.309cm" draw:transform="skewX (0.00191986217719371) rotate (-2.07135675626687) translate (3.437367559128cm 3.42228465643059cm)" svg:viewBox="0 0 462 310" svg:d="M433 131c-383 554-757-383 29-62">
        <text:p/>
      </draw:path>
      <draw:frame text:anchor-type="page" text:anchor-page-number="1" draw:z-index="8" draw:style-name="gr1" draw:text-style-name="P13" svg:width="0.287cm" svg:height="0.579cm" svg:x="2.637cm" svg:y="2.826cm">
        <draw:text-box>
          <text:p><text:span text:style-name="T13">3</text:span></text:p>
        </draw:text-box>
      </draw:frame>
      <draw:path text:anchor-type="page" text:anchor-page-number="1" draw:z-index="9" draw:style-name="gr2" draw:text-style-name="P15" svg:width="0.461cm" svg:height="0.309cm" draw:transform="skewX (0.0019198621771937) rotate (-2.07135675626687) translate (4.2875620035724cm 3.42228465643059cm)" svg:viewBox="0 0 462 310" svg:d="M433 131c-383 554-757-383 29-62">
        <text:p/>
      </draw:path>
      <draw:frame text:anchor-type="page" text:anchor-page-number="1" draw:z-index="10" draw:style-name="gr1" draw:text-style-name="P13" svg:width="0.287cm" svg:height="0.579cm" svg:x="3.487cm" svg:y="2.826cm">
        <draw:text-box>
          <text:p><text:span text:style-name="T13">4</text:span></text:p>
        </draw:text-box>
      </draw:frame>
      <text:p text:style-name="P10">LATIN <text:span text:style-name="T3">SMALL</text:span> LETTER <text:span text:style-name="T8">A WITH DIAERESIS</text:span></text:p>
      <text:p text:style-name="P11">Das <text:span text:style-name="T3">kleine</text:span> <text:span text:style-name="T9">Ä</text:span></text:p>
      <text:p text:style-name="P6"/>
      <text:p text:style-name="P7"><text:span text:style-name="T11">ähnlich </text:span><text:span text:style-name="T2">•</text:span><text:span text:style-name="T5"> </text:span><text:span text:style-name="T6">älter</text:span></text:p>
      <text:p text:style-name="P8"><text:span text:style-name="Outline_5f_very_5f_large"><text:span text:style-name="T9">äääää</text:span></text:span></text:p>
      <text:p text:style-name="P9"><text:span text:style-name="Outline_5f_large"><text:span text:style-name="T7">ääääääääääääääääääää</text:span></text:span></text:p>
      <text:p text:style-name="P2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3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3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2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2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2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2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2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2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2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2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2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2"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text:span text:style-name="Outline"><text:span text:style-name="T10"> </text:span></text:span><text:span text:style-name="Outline"><text:span text:style-name="T9">ä</text:span></text:span></text:p>
      <text:p text:style-name="P1"><draw:line text:anchor-type="paragraph" draw:z-index="11" draw:style-name="gr6" draw:text-style-name="P14" svg:x1="0cm" svg:y1="0.319cm" svg:x2="17cm" svg:y2="0.319cm"><text:p/></draw:line><draw:line text:anchor-type="paragraph" draw:z-index="12" draw:style-name="gr6" draw:text-style-name="P14" svg:x1="0cm" svg:y1="0.72cm" svg:x2="17cm" svg:y2="0.72cm"><text:p/></draw:line><draw:line text:anchor-type="paragraph" draw:z-index="13" draw:style-name="gr6" draw:text-style-name="P14" svg:x1="0cm" svg:y1="0.921cm" svg:x2="17cm" svg:y2="0.921cm"><text:p/></draw:line><draw:line text:anchor-type="paragraph" draw:z-index="14" draw:style-name="gr6" draw:text-style-name="P14" svg:x1="0cm" svg:y1="0.52cm" svg:x2="17cm" svg:y2="0.52cm"><text:p/></draw:line><text:span text:style-name="Outline"><text:span text:style-name="T4">ä</text:span></text:span></text:p>
      <text:p text:style-name="P1"><draw:line text:anchor-type="paragraph" draw:z-index="15" draw:style-name="gr6" draw:text-style-name="P14" svg:x1="0cm" svg:y1="0.319cm" svg:x2="17cm" svg:y2="0.319cm"><text:p/></draw:line><draw:line text:anchor-type="paragraph" draw:z-index="16" draw:style-name="gr6" draw:text-style-name="P14" svg:x1="0cm" svg:y1="0.921cm" svg:x2="17cm" svg:y2="0.921cm"><text:p/></draw:line><text:span text:style-name="Outline"><text:span text:style-name="T4">ä</text:span></text:span></text:p>
      <text:p text:style-name="P4"/>
      <text:p text:style-name="P4"/>
      <text:p text:style-name="P4"/>
      <text:p text:style-name="P4"/>
      <text:p text:style-name="P5"><text:span text:style-name="T1">©</text:span> Copyright 2016 Stephan Kreutzer, <text:span text:style-name="T1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1:51.210528260</dc:date>
    <dc:creator>Stephan Kreutzer</dc:creator>
    <meta:editing-duration>PT2H6M52S</meta:editing-duration>
    <meta:editing-cycles>35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14" meta:character-count="1205" meta:non-whitespace-character-count="712"/>
  </office:meta>
</office:document-meta>
</file>